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I:</text:p>
      <text:list xml:id="list2595854341" text:style-name="L1">
        <text:list-item>
          <text:p text:style-name="P1">get aig ntk (original aig)<text:line-break/>strash</text:p>
        </text:list-item>
        <text:list-item>
          <text:p text:style-name="P1">get aig cone of each PO (aig cone)<text:line-break/>?</text:p>
        </text:list-item>
        <text:list-item>
          <text:p text:style-name="P1">create aig ntk of cofactors (cofactored aig cone)<text:line-break/>?</text:p>
        </text:list-item>
        <text:list-item>
          <text:p text:style-name="P1">count node# of aig ntk<text:line-break/>?</text:p>
        </text:list-item>
        <text:list-item>
          <text:p text:style-name="P1">convert aig ntk to bdd (bdd of cofactored aig cone)<text:line-break/>collapse</text:p>
        </text:list-item>
        <text:list-item>
          <text:p text:style-name="P1">create other bdds (PI, not, xor)<text:line-break/>?</text:p>
        </text:list-item>
        <text:list-item>
          <text:p text:style-name="P1">get then (else) bdd of a given bdd<text:line-break/>?</text:p>
        </text:list-item>
        <text:list-item>
          <text:p text:style-name="P1">count cube# of a bdd<text:line-break/>?</text:p>
        </text:list-item>
        <text:list-item>
          <text:p text:style-name="P1">identify decision variable of each node in bdd<text:line-break/>?</text:p>
        </text:list-item>
        <text:list-item>
          <text:p text:style-name="P1">map the decision variables in bdd to the PIs in the original aig<text:line-break/>？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5:51:14.348997271</meta:creation-date>
    <dc:date>2020-12-31T16:21:07.046542930</dc:date>
    <meta:editing-duration>PT29M43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98" meta:character-count="438" meta:non-whitespace-character-count="362"/>
  </office:meta>
</office:document-meta>
</file>